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Times New Roman1" svg:font-family="'Times New Roman1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7.646cm"/>
    </style:style>
    <style:style style:name="co8" style:family="table-column">
      <style:table-column-properties fo:break-before="auto" style:column-width="4.516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6.157cm"/>
    </style:style>
    <style:style style:name="co11" style:family="table-column">
      <style:table-column-properties fo:break-before="auto" style:column-width="4.651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2.337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0.407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4.78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37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018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68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0.965cm" fo:break-before="auto" style:use-optimal-row-height="false"/>
    </style:style>
    <style:style style:name="ro13" style:family="table-row">
      <style:table-row-properties style:row-height="1.009cm" fo:break-before="auto" style:use-optimal-row-height="false"/>
    </style:style>
    <style:style style:name="ro14" style:family="table-row">
      <style:table-row-properties style:row-height="0.898cm" fo:break-before="auto" style:use-optimal-row-height="false"/>
    </style:style>
    <style:style style:name="ro15" style:family="table-row">
      <style:table-row-properties style:row-height="1.053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1.207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1.272cm" fo:break-before="auto" style:use-optimal-row-height="false"/>
    </style:style>
    <style:style style:name="ro21" style:family="table-row">
      <style:table-row-properties style:row-height="1cm" fo:break-before="auto" style:use-optimal-row-height="false"/>
    </style:style>
    <style:style style:name="ro22" style:family="table-row">
      <style:table-row-properties style:row-height="1.404cm" fo:break-before="auto" style:use-optimal-row-height="false"/>
    </style:style>
    <style:style style:name="ro23" style:family="table-row">
      <style:table-row-properties style:row-height="2.346cm" fo:break-before="auto" style:use-optimal-row-height="false"/>
    </style:style>
    <style:style style:name="ro24" style:family="table-row">
      <style:table-row-properties style:row-height="3.641cm" fo:break-before="auto" style:use-optimal-row-height="false"/>
    </style:style>
    <style:style style:name="ro25" style:family="table-row">
      <style:table-row-properties style:row-height="4.54cm" fo:break-before="auto" style:use-optimal-row-height="false"/>
    </style:style>
    <style:style style:name="ro26" style:family="table-row">
      <style:table-row-properties style:row-height="5.77cm" fo:break-before="auto" style:use-optimal-row-height="false"/>
    </style:style>
    <style:style style:name="ro27" style:family="table-row">
      <style:table-row-properties style:row-height="6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5eb91e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ccccc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fo:background-color="#00b8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ackground-color="#00b8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ackground-color="#cc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00b8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0">
      <style:table-cell-properties fo:background-color="#63bbee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ackground-color="#63bbee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ackground-color="#63bb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3bbe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fo:background-color="#63bbe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00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order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3bbee" fo:wrap-option="wrap" fo:border="0.74pt solid #000000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21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ffffff" fo:wrap-option="wrap" fo:border="0.74pt solid #000000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93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Liberation Sans" fo:font-size="11pt" style:font-size-asian="11pt" style:font-size-complex="11pt"/>
    </style:style>
    <style:style style:name="ce9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47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#ffffff" style:text-align-source="value-type" style:repeat-content="false" fo:wrap-option="wrap" fo:border="0.06pt solid #000000" style:vertical-align="middle"/>
      <style:paragraph-properties fo:margin-left="0cm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ce111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start" fo:margin-left="0cm"/>
      <style:text-properties fo:color="#0000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fo:background-color="#ffffff" fo:wrap-option="wrap" style:vertical-align="middle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ffffd7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127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0" style:family="table-cell" style:parent-style-name="Default">
      <style:table-cell-properties fo:background-color="#ffffd7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4" style:family="table-cell" style:parent-style-name="Default">
      <style:table-cell-properties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35" style:family="table-cell" style:parent-style-name="Default">
      <style:table-cell-properties fo:background-color="#ffffff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fo:wrap-option="wrap"/>
    </style:style>
    <style:style style:name="ce139" style:family="table-cell" style:parent-style-name="Default">
      <style:table-cell-properties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3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88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9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Bitstream Vera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ode d''emploi'.$A$16:$'mode d''emploi'.$A$20])" table:allow-empty-cell="true" table:display-list="unsorted" table:base-cell-address="'SAE4-app'.B18">
          <table:error-message table:message-type="stop" table:display="true"/>
        </table:content-validation>
        <table:content-validation table:name="val2" table:condition="of:cell-content-is-in-list([$'mode d''emploi'.$A$6:$'mode d''emploi'.$A$10])" table:allow-empty-cell="true" table:display-list="unsorted" table:base-cell-address="AC.B5">
          <table:error-message table:message-type="stop" table:display="true"/>
        </table:content-validation>
        <table:content-validation table:name="val3" table:condition="of:cell-content-is-in-list([$'mode d''emploi'.$E$6:$'mode d''emploi'.$E$10])" table:allow-empty-cell="true" table:display-list="unsorted" table:base-cell-address="AC.C5">
          <table:error-message table:message-type="stop" table:display="true"/>
        </table:content-validation>
      </table:content-validations>
      <table:table table:name="SAE4-app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E 4 Apprentis</text:p>
          </table:table-cell>
          <table:covered-table-cell table:number-columns-repeated="3" table:style-name="ce34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Étudiant·e :</text:p>
          </table:table-cell>
          <table:table-cell table:style-name="ce8" office:value-type="string" calcext:value-type="string">
            <text:p>NOM Prénom</text:p>
          </table:table-cell>
          <table:table-cell table:style-name="ce34" table:number-columns-repeated="2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Entreprise <text:s/>:</text:p>
          </table:table-cell>
          <table:table-cell table:style-name="ce8" office:value-type="string" calcext:value-type="string">
            <text:p>Nom_entreprise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Évaluateur en entreprise :</text:p>
          </table:table-cell>
          <table:table-cell table:style-name="ce8" office:value-type="string" calcext:value-type="string">
            <text:p>Nom _tuteur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Fonction de l'évaluateur :</text:p>
          </table:table-cell>
          <table:table-cell table:style-name="ce8" office:value-type="string" calcext:value-type="string">
            <text:p>fonction</text:p>
          </table:table-cell>
          <table:table-cell table:style-name="ce34" table:number-columns-repeated="2"/>
        </table:table-row>
        <table:table-row table:style-name="ro2">
          <table:table-cell table:style-name="ce2" table:number-columns-repeated="4"/>
        </table:table-row>
        <table:table-row table:style-name="ro1">
          <table:table-cell office:value-type="string" calcext:value-type="string">
            <text:p>Tuteur enseignant :</text:p>
          </table:table-cell>
          <table:table-cell table:style-name="ce8" office:value-type="string" calcext:value-type="string">
            <text:p>Nom _tuteur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Candide soutenance :</text:p>
          </table:table-cell>
          <table:table-cell table:style-name="ce8" office:value-type="string" calcext:value-type="string">
            <text:p>Nom _candide</text:p>
          </table:table-cell>
          <table:table-cell table:style-name="ce34" table:number-columns-repeated="2"/>
        </table:table-row>
        <table:table-row table:style-name="ro3" table:number-rows-repeated="4">
          <table:table-cell table:style-name="Default"/>
          <table:table-cell table:number-columns-repeated="3"/>
        </table:table-row>
        <table:table-row table:style-name="ro4">
          <table:table-cell table:style-name="ce4"/>
          <table:table-cell table:number-columns-repeated="3"/>
        </table:table-row>
        <table:table-row table:style-name="ro4">
          <table:table-cell table:style-name="ce5" office:value-type="string" calcext:value-type="string">
            <text:p>Note rapport :</text:p>
          </table:table-cell>
          <table:table-cell table:formula="of:=[$Rapport.B18]" office:value-type="float" office:value="5.3375" calcext:value-type="float">
            <text:p>5,3375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Note soutenance :</text:p>
          </table:table-cell>
          <table:table-cell table:formula="of:=[$Soutenance.B22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Note entreprise :</text:p>
          </table:table-cell>
          <table:table-cell table:content-validation-name="val1" office:value-type="string" calcext:value-type="string">
            <text:p>E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Note finale : </text:p>
          </table:table-cell>
          <table:table-cell table:formula="of:=([.B16]/20*8 + [.B17]/20*8)+SUMIF([$'mode d''emploi'.A16:$'mode d''emploi'.A20];[.B18];[$'mode d''emploi'.G16:$'mode d''emploi'.G20])" office:value-type="float" office:value="9.135" calcext:value-type="float">
            <text:p>9,135</text:p>
          </table:table-cell>
          <table:table-cell table:number-columns-repeated="2"/>
        </table:table-row>
        <table:table-row table:style-name="ro3" table:number-rows-repeated="2">
          <table:table-cell table:style-name="Default"/>
          <table:table-cell table:number-columns-repeated="3"/>
        </table:table-row>
        <table:table-row table:style-name="ro5">
          <table:table-cell table:style-name="ce27" office:value-type="string" calcext:value-type="string">
            <text:p>Poursuite étude</text:p>
          </table:table-cell>
          <table:table-cell table:number-columns-repeated="3"/>
        </table:table-row>
      </table:table>
      <table:table table:name="Soutenance" table:style-name="ta1">
        <table:table-column table:style-name="co4" table:default-cell-style-name="ce9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number-columns-repeated="1019" table:default-cell-style-name="ce57"/>
        <table:table-row table:style-name="ro4" table:number-rows-repeated="4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5" table:number-rows-spanned="1">
            <text:p>Grille de notation de la soutenance</text:p>
          </table:table-cell>
          <table:covered-table-cell table:number-columns-repeated="3" table:style-name="ce46"/>
          <table:covered-table-cell table:style-name="ce21"/>
          <table:table-cell table:number-columns-repeated="1019"/>
        </table:table-row>
        <table:table-row table:style-name="ro6">
          <table:table-cell table:style-name="ce11" office:value-type="string" calcext:value-type="string">
            <text:p>Critères</text:p>
          </table:table-cell>
          <table:table-cell table:style-name="ce22" office:value-type="string" calcext:value-type="string">
            <text:p>Poids</text:p>
          </table:table-cell>
          <table:table-cell table:style-name="ce22" office:value-type="string" calcext:value-type="string">
            <text:p>Notes sur 20</text:p>
          </table:table-cell>
          <table:table-cell table:style-name="ce22"/>
          <table:table-cell table:style-name="ce33" office:value-type="string" calcext:value-type="string">
            <text:p>remarqu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tructuration des idées de l'exposé oral</text:p>
          </table:table-cell>
          <table:table-cell table:style-name="ce23" table:formula="of:=SUM([.B8:.B10])" office:value-type="float" office:value="6.5" calcext:value-type="float">
            <text:p>6,5</text:p>
          </table:table-cell>
          <table:table-cell table:style-name="ce28" table:formula="of:=[.D7]/[.B7]" office:value-type="float" office:value="20" calcext:value-type="float">
            <text:p>20</text:p>
          </table:table-cell>
          <table:table-cell table:style-name="ce32" table:formula="of:=SUM([.D8:.D10])" office:value-type="float" office:value="130" calcext:value-type="float">
            <text:p>13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Présentation de l’entreprise et de la missions</text:p>
          </table:table-cell>
          <table:table-cell table:style-name="ce24" office:value-type="float" office:value="1.5" calcext:value-type="float">
            <text:p>1,5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8]*[.B8]" office:value-type="float" office:value="30" calcext:value-type="float">
            <text:p>30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Présentation d’une technologie(besoin, justification du choix et comparaison)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9]*[.B9]" office:value-type="float" office:value="40" calcext:value-type="float">
            <text:p>40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Présentation concurrence / environnement économique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0]*[.B10]" office:value-type="float" office:value="60" calcext:value-type="float">
            <text:p>6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2" office:value-type="string" calcext:value-type="string">
            <text:p>Réponse aux questions</text:p>
          </table:table-cell>
          <table:table-cell table:style-name="ce23" table:formula="of:=SUM([.B12:.B13])" office:value-type="float" office:value="4" calcext:value-type="float">
            <text:p>4</text:p>
          </table:table-cell>
          <table:table-cell table:style-name="ce28" table:formula="of:=[.D11]/[.B11]" office:value-type="float" office:value="20" calcext:value-type="float">
            <text:p>20</text:p>
          </table:table-cell>
          <table:table-cell table:style-name="ce32" table:formula="of:=SUM([.D12:.D13])" office:value-type="float" office:value="80" calcext:value-type="float">
            <text:p>8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Compétence 1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2]*[.B12]" office:value-type="float" office:value="40" calcext:value-type="float">
            <text:p>40</text:p>
          </table:table-cell>
          <table:table-cell table:style-name="ce36" office:value-type="string" calcext:value-type="string">
            <text:p>AC X.Y</text:p>
          </table:table-cell>
          <table:table-cell table:number-columns-repeated="1019"/>
        </table:table-row>
        <table:table-row table:style-name="ro4">
          <table:table-cell table:style-name="ce13" office:value-type="string" calcext:value-type="string">
            <text:p>Compétence 2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3]*[.B13]" office:value-type="float" office:value="40" calcext:value-type="float">
            <text:p>40</text:p>
          </table:table-cell>
          <table:table-cell table:style-name="ce36" office:value-type="string" calcext:value-type="string">
            <text:p>AC X.Y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estation orale</text:p>
          </table:table-cell>
          <table:table-cell table:style-name="ce23" table:formula="of:=SUM([.B15:.B16])" office:value-type="float" office:value="3" calcext:value-type="float">
            <text:p>3</text:p>
          </table:table-cell>
          <table:table-cell table:style-name="ce28" table:formula="of:=[.D14]/[.B14]" office:value-type="float" office:value="20" calcext:value-type="float">
            <text:p>20</text:p>
          </table:table-cell>
          <table:table-cell table:style-name="ce32" table:formula="of:=SUM([.D15:.D16])" office:value-type="float" office:value="60" calcext:value-type="float">
            <text:p>6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4" office:value-type="string" calcext:value-type="string">
            <text:p>Bonne préparation (pas récité, pas hésitant)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5]*[.B15]" office:value-type="float" office:value="40" calcext:value-type="float">
            <text:p>4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Temps de parole respecté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6]*[.B16]" office:value-type="float" office:value="20" calcext:value-type="float">
            <text:p>2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2" office:value-type="string" calcext:value-type="string">
            <text:p>Supports visuels de PAO</text:p>
          </table:table-cell>
          <table:table-cell table:style-name="ce23" table:formula="of:=SUM([.B18:.B20])" office:value-type="float" office:value="2.5" calcext:value-type="float">
            <text:p>2,5</text:p>
          </table:table-cell>
          <table:table-cell table:style-name="ce28" table:formula="of:=[.D17]/[.B17]" office:value-type="float" office:value="20" calcext:value-type="float">
            <text:p>20</text:p>
          </table:table-cell>
          <table:table-cell table:style-name="ce32" table:formula="of:=SUM([.D18:.D20])" office:value-type="float" office:value="50" calcext:value-type="float">
            <text:p>50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Mise en page « non répétitive », recherche personnelle, esthétique agréable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8]*[.B18]" office:value-type="float" office:value="20" calcext:value-type="float">
            <text:p>20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13" office:value-type="string" calcext:value-type="string">
            <text:p>Lisibilité du texte appuyée par des schémas et figures (bon équilibre)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19]*[.B19]" office:value-type="float" office:value="20" calcext:value-type="float">
            <text:p>2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3" office:value-type="string" calcext:value-type="string">
            <text:p>Orthographe</text:p>
          </table:table-cell>
          <table:table-cell table:style-name="ce24" office:value-type="float" office:value="0.5" calcext:value-type="float">
            <text:p>0,5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formula="of:=[.C20]*[.B20]" office:value-type="float" office:value="10" calcext:value-type="float">
            <text:p>1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19"/>
          <table:table-cell table:style-name="ce25" table:formula="of:=SUM([.B8:.B13])+SUM([.B15:.B16])+SUM([.B18:.B20])" office:value-type="float" office:value="20" calcext:value-type="float">
            <text:p>20</text:p>
          </table:table-cell>
          <table:table-cell table:style-name="ce31" table:formula="of:=[.D21]/[.B21]" office:value-type="float" office:value="20" calcext:value-type="float">
            <text:p>20</text:p>
          </table:table-cell>
          <table:table-cell table:style-name="ce32" table:formula="of:=SUM([.D8:.D13])+SUM([.D15:.D16])+SUM([.D18:.D20])" office:value-type="float" office:value="400" calcext:value-type="float">
            <text:p>400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20" office:value-type="string" calcext:value-type="string">
            <text:p>NOTE FINALE DE SOUTENANCE sur 20</text:p>
          </table:table-cell>
          <table:table-cell table:style-name="ce26" table:formula="of:=[.C21]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26"/>
          <table:covered-table-cell table:style-name="ce21"/>
          <table:table-cell table:number-columns-repeated="101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pport" table:style-name="ta1">
        <table:table-column table:style-name="co7" table:default-cell-style-name="ce37"/>
        <table:table-column table:style-name="co8" table:number-columns-repeated="2" table:default-cell-style-name="ce43"/>
        <table:table-column table:style-name="co9" table:default-cell-style-name="ce43"/>
        <table:table-column table:style-name="co8" table:number-columns-repeated="1020" table:default-cell-style-name="ce43"/>
        <table:table-row table:style-name="ro2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5" table:number-rows-spanned="1">
            <text:p>Grille de notation du rapport</text:p>
          </table:table-cell>
          <table:covered-table-cell table:number-columns-repeated="3" table:style-name="ce33"/>
          <table:covered-table-cell table:style-name="ce53"/>
          <table:table-cell table:number-columns-repeated="1019"/>
        </table:table-row>
        <table:table-row table:style-name="ro1">
          <table:table-cell table:style-name="ce38" office:value-type="string" calcext:value-type="string">
            <text:p>Critères</text:p>
          </table:table-cell>
          <table:table-cell table:style-name="ce33" office:value-type="string" calcext:value-type="string">
            <text:p>Poids</text:p>
          </table:table-cell>
          <table:table-cell table:style-name="ce33" office:value-type="string" calcext:value-type="string">
            <text:p>Notes sur 20</text:p>
          </table:table-cell>
          <table:table-cell table:style-name="ce33"/>
          <table:table-cell table:style-name="ce33" office:value-type="string" calcext:value-type="string">
            <text:p>remarque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Forme, présentation du rapport</text:p>
          </table:table-cell>
          <table:table-cell table:style-name="ce44" table:formula="of:=SUM([.B7:.B9])" office:value-type="float" office:value="3" calcext:value-type="float">
            <text:p>3</text:p>
          </table:table-cell>
          <table:table-cell table:style-name="ce48" table:formula="of:=[.D6]/[.B6]" office:value-type="float" office:value="0" calcext:value-type="float">
            <text:p>0</text:p>
          </table:table-cell>
          <table:table-cell table:style-name="ce51" table:formula="of:=SUM([.D7:.D9])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aérée, illustrée, paginée, lisible (typographie)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Niveau de français : syntaxe et vocabulair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Orthograph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9]*[.B9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0" office:value-type="string" calcext:value-type="string">
            <text:p>Fond, contenu du rapport</text:p>
          </table:table-cell>
          <table:table-cell table:style-name="ce44" table:formula="of:=SUM([.B11:.B16])" office:value-type="float" office:value="17" calcext:value-type="float">
            <text:p>17</text:p>
          </table:table-cell>
          <table:table-cell table:style-name="ce48" table:formula="of:=[.D10]/[.B10]" office:value-type="float" office:value="6.27941176470588" calcext:value-type="float">
            <text:p>6,27941176470588</text:p>
          </table:table-cell>
          <table:table-cell table:style-name="ce51" table:formula="of:=SUM([.D11:.D16])" office:value-type="float" office:value="106.75" calcext:value-type="float">
            <text:p>106,75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Contexte : présentation de l'entreprise, service d'accueil, personne(s) référente(s)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11]*[.B11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des missions : schéma clair et détaillé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12]*[.B12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résumé de la veille technologiqu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13]*[.B13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41" office:value-type="string" calcext:value-type="string">
            <text:p>Présentation concurrence / environnement économique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14]*[.B14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1" office:value-type="string" calcext:value-type="string">
            <text:p>Présentation des compétences</text:p>
          </table:table-cell>
          <table:table-cell table:style-name="ce45" office:value-type="float" office:value="7" calcext:value-type="float">
            <text:p>7</text:p>
          </table:table-cell>
          <table:table-cell table:style-name="ce49" table:formula="of:=[$AC.D44]" office:value-type="float" office:value="15.25" calcext:value-type="float">
            <text:p>15,25</text:p>
          </table:table-cell>
          <table:table-cell table:style-name="ce51" table:formula="of:=[.B15]*[.C15]" office:value-type="float" office:value="106.75" calcext:value-type="float">
            <text:p>106,75</text:p>
          </table:table-cell>
          <table:table-cell table:style-name="ce70" office:value-type="string" calcext:value-type="string">
            <text:p>remplissage automatique</text:p>
          </table:table-cell>
          <table:table-cell table:number-columns-repeated="1019"/>
        </table:table-row>
        <table:table-row table:style-name="ro6">
          <table:table-cell table:style-name="ce41" office:value-type="string" calcext:value-type="string">
            <text:p>Conclusion : bilan complet et synthétique + prolongements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 table:formula="of:=[.C16]*[.B16]" office:value-type="float" office:value="0" calcext:value-type="float">
            <text:p>0</text:p>
          </table:table-cell>
          <table:table-cell table:style-name="ce70"/>
          <table:table-cell table:number-columns-repeated="1019"/>
        </table:table-row>
        <table:table-row table:style-name="ro1">
          <table:table-cell table:style-name="ce42"/>
          <table:table-cell table:style-name="ce47" table:formula="of:=SUM([.B7:.B9])+SUM([.B11:.B16])" office:value-type="float" office:value="20" calcext:value-type="float">
            <text:p>20</text:p>
          </table:table-cell>
          <table:table-cell table:style-name="ce50" table:formula="of:=[.D17]/[.B17]" office:value-type="float" office:value="5.3375" calcext:value-type="float">
            <text:p>5,3375</text:p>
          </table:table-cell>
          <table:table-cell table:style-name="ce51" table:formula="of:=SUM([.D7:.D9])+SUM([.D11:.D16])" office:value-type="float" office:value="106.75" calcext:value-type="float">
            <text:p>106,75</text:p>
          </table:table-cell>
          <table:table-cell table:style-name="ce70"/>
          <table:table-cell table:number-columns-repeated="1019"/>
        </table:table-row>
        <table:table-row table:style-name="ro4">
          <table:table-cell table:style-name="ce20" office:value-type="string" calcext:value-type="string">
            <text:p>NOTE FINALE DU RAPPORT sur 20</text:p>
          </table:table-cell>
          <table:table-cell table:style-name="ce26" table:formula="of:=[.C17]" office:value-type="float" office:value="5.3375" calcext:value-type="float" table:number-columns-spanned="4" table:number-rows-spanned="1">
            <text:p>5,3375</text:p>
          </table:table-cell>
          <table:covered-table-cell table:number-columns-repeated="2" table:style-name="ce26"/>
          <table:covered-table-cell table:style-name="ce57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" table:style-name="ta1">
        <table:table-column table:style-name="co10" table:default-cell-style-name="ce113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3" table:number-columns-repeated="1020" table:default-cell-style-name="ce113"/>
        <table:table-row table:style-name="ro7">
          <table:table-cell table:style-name="ce102" office:value-type="string" calcext:value-type="string" table:number-columns-spanned="4" table:number-rows-spanned="1">
            <text:p>Grille d’évaluation AC (rapport)</text:p>
          </table:table-cell>
          <table:covered-table-cell table:number-columns-repeated="3" table:style-name="ce102"/>
          <table:table-cell table:number-columns-repeated="1020"/>
        </table:table-row>
        <table:table-row table:style-name="ro1">
          <table:table-cell table:style-name="ce75"/>
          <table:table-cell table:style-name="ce114" office:value-type="string" calcext:value-type="string">
            <text:p>Compréhension de l’AC</text:p>
          </table:table-cell>
          <table:table-cell table:style-name="ce125" office:value-type="string" calcext:value-type="string">
            <text:p>Illustration de l’AC</text:p>
          </table:table-cell>
          <table:table-cell table:style-name="ce125" office:value-type="string" calcext:value-type="string">
            <text:p>Note</text:p>
          </table:table-cell>
          <table:table-cell table:number-columns-repeated="1020"/>
        </table:table-row>
        <table:table-row table:style-name="ro8">
          <table:table-cell table:style-name="ce76" office:value-type="string" calcext:value-type="string" table:number-columns-spanned="4" table:number-rows-spanned="1">
            <text:p>S3</text:p>
          </table:table-cell>
          <table:covered-table-cell table:number-columns-repeated="3" table:style-name="ce115"/>
          <table:table-cell table:number-columns-repeated="1020"/>
        </table:table-row>
        <table:table-row table:style-name="ro9">
          <table:table-cell table:style-name="ce78" office:value-type="string" calcext:value-type="string" table:number-columns-spanned="4" table:number-rows-spanned="1">
            <text:p>Compétence 1 : <text:s/>“Partir des exigences et aller jusqu’à une application complète”</text:p>
          </table:table-cell>
          <table:covered-table-cell table:number-columns-repeated="3" table:style-name="ce116"/>
          <table:table-cell table:style-name="ce134"/>
          <table:table-cell table:style-name="ce141"/>
          <table:table-cell table:style-name="ce134" table:number-columns-repeated="1018"/>
        </table:table-row>
        <table:table-row table:style-name="ro10">
          <table:table-cell table:style-name="ce81" office:value-type="string" calcext:value-type="string">
            <text:p>AC21.01 | Élaborer et implémenter les spécifications fonctionnelles et non fonctionnelles à partir des exigences</text:p>
          </table:table-cell>
          <table:table-cell table:style-name="ce160" table:content-validation-name="val2" office:value-type="string" calcext:value-type="string">
            <text:p>C</text:p>
          </table:table-cell>
          <table:table-cell table:style-name="ce16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5];[$'mode d''emploi'.C6:$'mode d''emploi'.C10]) + SUMIF([$'mode d''emploi'.E6:$'mode d''emploi'.E10];[.C5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9">
          <table:table-cell table:style-name="ce82" office:value-type="string" calcext:value-type="string">
            <text:p>AC21.02 | Appliquer des principes d’accessibilité et d’ergonomie</text:p>
          </table:table-cell>
          <table:table-cell table:style-name="ce160" table:content-validation-name="val2" office:value-type="string" calcext:value-type="string">
            <text:p>E</text:p>
          </table:table-cell>
          <table:table-cell table:style-name="ce160" table:content-validation-name="val3" office:value-type="string" calcext:value-type="string">
            <text:p>E</text:p>
          </table:table-cell>
          <table:table-cell table:style-name="ce126" table:formula="of:=(SUMIF([$'mode d''emploi'.A6:$'mode d''emploi'.A10];[.B6];[$'mode d''emploi'.C6:$'mode d''emploi'.C10]) + SUMIF([$'mode d''emploi'.E6:$'mode d''emploi'.E10];[.C6];[$'mode d''emploi'.G6:$'mode d''emploi'.G10]))/2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82" office:value-type="string" calcext:value-type="string">
            <text:p>AC21.03 | Adopter de bonnes pratiques de conception et de programmation</text:p>
          </table:table-cell>
          <table:table-cell table:style-name="ce160" table:content-validation-name="val2" office:value-type="string" calcext:value-type="string">
            <text:p>C</text:p>
          </table:table-cell>
          <table:table-cell table:style-name="ce16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7];[$'mode d''emploi'.C6:$'mode d''emploi'.C10]) + SUMIF([$'mode d''emploi'.E6:$'mode d''emploi'.E10];[.C7];[$'mode d''emploi'.G6:$'mode d''emploi'.G10]))/2"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121" office:value-type="string" calcext:value-type="string" table:number-columns-spanned="4" table:number-rows-spanned="1">
            <text:p>Compétence 2 : “Sélectionner les algorithmes adéquats pour répondre à un problème donné”</text:p>
          </table:table-cell>
          <table:covered-table-cell table:style-name="ce160" table:content-validation-name="val2" office:value-type="string" calcext:value-type="string">
            <text:p>E</text:p>
          </table:covered-table-cell>
          <table:covered-table-cell table:style-name="ce160" table:content-validation-name="val3" table:formula="of:=[.D8]+#REF!" office:value-type="string" office:string-value="" calcext:value-type="error">
            <text:p>Err :522</text:p>
          </table:covered-table-cell>
          <table:covered-table-cell table:style-name="ce126" table:formula="of:=(SUMIF([$'mode d''emploi'.A8:$'mode d''emploi'.A12];[.B8];[$'mode d''emploi'.C8:$'mode d''emploi'.C12]) + SUMIF([$'mode d''emploi'.E8:$'mode d''emploi'.E12];[.C8];[$'mode d''emploi'.G8:$'mode d''emploi'.G12]))/2" office:value-type="string" office:string-value="" calcext:value-type="error">
            <text:p>Err :522</text:p>
          </table:covered-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AC22.01 | Choisir des structures de données complexes adaptées au problème</text:p>
          </table:table-cell>
          <table:table-cell table:style-name="ce160" table:content-validation-name="val2" office:value-type="string" calcext:value-type="string">
            <text:p>B</text:p>
          </table:table-cell>
          <table:table-cell table:style-name="ce160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9];[$'mode d''emploi'.C6:$'mode d''emploi'.C10]) + SUMIF([$'mode d''emploi'.E6:$'mode d''emploi'.E10];[.C9];[$'mode d''emploi'.G6:$'mode d''emploi'.G10]))/2" office:value-type="float" office:value="13" calcext:value-type="float">
            <text:p>13</text:p>
          </table:table-cell>
          <table:table-cell table:style-name="ce112" table:number-columns-repeated="1020"/>
        </table:table-row>
        <table:table-row table:style-name="ro9">
          <table:table-cell table:style-name="ce121" office:value-type="string" calcext:value-type="string" table:number-columns-spanned="4" table:number-rows-spanned="1">
            <text:p>Compétence 3: “Déployer des services dans une architecture réseau”</text:p>
          </table:table-cell>
          <table:covered-table-cell table:number-columns-repeated="3" table:style-name="ce119"/>
          <table:table-cell table:number-columns-repeated="1020"/>
        </table:table-row>
        <table:table-row table:style-name="ro9">
          <table:table-cell table:style-name="ce85" office:value-type="string" calcext:value-type="string">
            <text:p>AC23.01 | Concevoir et développer des applications communicantes</text:p>
          </table:table-cell>
          <table:table-cell table:style-name="ce160" table:content-validation-name="val2" office:value-type="string" calcext:value-type="string">
            <text:p>A</text:p>
          </table:table-cell>
          <table:table-cell table:style-name="ce16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1];[$'mode d''emploi'.C6:$'mode d''emploi'.C10]) + SUMIF([$'mode d''emploi'.E6:$'mode d''emploi'.E10];[.C11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9">
          <table:table-cell table:style-name="ce93" office:value-type="string" calcext:value-type="string">
            <text:p>AC23.02 | Utiliser des serveurs et des services réseaux virtualisés</text:p>
          </table:table-cell>
          <table:table-cell table:style-name="ce160" table:content-validation-name="val2" office:value-type="string" calcext:value-type="string">
            <text:p>D</text:p>
          </table:table-cell>
          <table:table-cell table:style-name="ce16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2];[$'mode d''emploi'.C6:$'mode d''emploi'.C10]) + SUMIF([$'mode d''emploi'.E6:$'mode d''emploi'.E10];[.C12];[$'mode d''emploi'.G6:$'mode d''emploi'.G10]))/2" office:value-type="float" office:value="7" calcext:value-type="float">
            <text:p>7</text:p>
          </table:table-cell>
          <table:table-cell table:style-name="ce135" table:number-columns-repeated="1020"/>
        </table:table-row>
        <table:table-row table:style-name="ro11">
          <table:table-cell table:style-name="ce121" office:value-type="string" calcext:value-type="string" table:number-columns-spanned="4" table:number-rows-spanned="1">
            <text:p>Compétence 4: “Optimiser une base de données, interagir avec une application et mettre en œuvre la sécurité”</text:p>
          </table:table-cell>
          <table:covered-table-cell table:number-columns-repeated="3" table:style-name="ce119"/>
          <table:table-cell table:number-columns-repeated="1020"/>
        </table:table-row>
        <table:table-row table:style-name="ro12">
          <table:table-cell table:style-name="ce95" office:value-type="string" calcext:value-type="string">
            <text:p>AC24.03 | Organiser la restitution de données à travers la programmation et la visualisation</text:p>
          </table:table-cell>
          <table:table-cell table:style-name="ce160" table:content-validation-name="val2" office:value-type="string" calcext:value-type="string">
            <text:p>C</text:p>
          </table:table-cell>
          <table:table-cell table:style-name="ce16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14];[$'mode d''emploi'.C6:$'mode d''emploi'.C10]) + SUMIF([$'mode d''emploi'.E6:$'mode d''emploi'.E10];[.C14];[$'mode d''emploi'.G6:$'mode d''emploi'.G10]))/2"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95" office:value-type="string" calcext:value-type="string">
            <text:p>AC24.04 | Manipuler des données hétérogènes</text:p>
          </table:table-cell>
          <table:table-cell table:style-name="ce160" table:content-validation-name="val2" office:value-type="string" calcext:value-type="string">
            <text:p>B</text:p>
          </table:table-cell>
          <table:table-cell table:style-name="ce160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15];[$'mode d''emploi'.C6:$'mode d''emploi'.C10]) + SUMIF([$'mode d''emploi'.E6:$'mode d''emploi'.E10];[.C15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8">
          <table:table-cell table:style-name="ce121" office:value-type="string" calcext:value-type="string" table:number-columns-spanned="4" table:number-rows-spanned="1">
            <text:p>Compétence 5: “Appliquer une démarche de suivi de projet en fonction des besoins métiers des clients et des utilisateurs”</text:p>
          </table:table-cell>
          <table:covered-table-cell table:number-columns-repeated="3" table:style-name="ce121"/>
          <table:table-cell table:number-columns-repeated="1020"/>
        </table:table-row>
        <table:table-row table:style-name="ro9">
          <table:table-cell table:style-name="ce96" office:value-type="string" calcext:value-type="string">
            <text:p>AC25.02 | Formaliser les besoins du client et de l’utilisateur</text:p>
          </table:table-cell>
          <table:table-cell table:style-name="ce160" table:content-validation-name="val2" office:value-type="string" calcext:value-type="string">
            <text:p>D</text:p>
          </table:table-cell>
          <table:table-cell table:style-name="ce16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17];[$'mode d''emploi'.C6:$'mode d''emploi'.C10]) + SUMIF([$'mode d''emploi'.E6:$'mode d''emploi'.E10];[.C17];[$'mode d''emploi'.G6:$'mode d''emploi'.G10]))/2" office:value-type="float" office:value="7" calcext:value-type="float">
            <text:p>7</text:p>
          </table:table-cell>
          <table:table-cell table:style-name="ce135" table:number-columns-repeated="1020"/>
        </table:table-row>
        <table:table-row table:style-name="ro9">
          <table:table-cell table:style-name="ce85" office:value-type="string" calcext:value-type="string">
            <text:p>AC25.03 | Identifier les critères de faisabilité d’un projet informatique</text:p>
          </table:table-cell>
          <table:table-cell table:style-name="ce160" table:content-validation-name="val2" office:value-type="string" calcext:value-type="string">
            <text:p>A</text:p>
          </table:table-cell>
          <table:table-cell table:style-name="ce16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18];[$'mode d''emploi'.C6:$'mode d''emploi'.C10]) + SUMIF([$'mode d''emploi'.E6:$'mode d''emploi'.E10];[.C18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9">
          <table:table-cell table:style-name="ce85" office:value-type="string" calcext:value-type="string">
            <text:p>AC25.04 | Définir et mettre en œuvre une démarche de suivi de projet</text:p>
          </table:table-cell>
          <table:table-cell table:style-name="ce160" table:content-validation-name="val2" office:value-type="string" calcext:value-type="string">
            <text:p>B</text:p>
          </table:table-cell>
          <table:table-cell table:style-name="ce160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19];[$'mode d''emploi'.C6:$'mode d''emploi'.C10]) + SUMIF([$'mode d''emploi'.E6:$'mode d''emploi'.E10];[.C19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11">
          <table:table-cell table:style-name="ce121" office:value-type="string" calcext:value-type="string" table:number-columns-spanned="4" table:number-rows-spanned="1">
            <text:p>Compétence 6: “Situer son rôle et ses missions au sein d’une équipe informatique”</text:p>
          </table:table-cell>
          <table:covered-table-cell table:number-columns-repeated="3" table:style-name="ce119"/>
          <table:table-cell table:number-columns-repeated="1020"/>
        </table:table-row>
        <table:table-row table:style-name="ro13">
          <table:table-cell table:style-name="ce96" office:value-type="string" calcext:value-type="string">
            <text:p>AC26.02 | Appliquer une démarche pour intégrer une équipe informatique au sein d’une organisation</text:p>
          </table:table-cell>
          <table:table-cell table:style-name="ce160" table:content-validation-name="val2" office:value-type="string" calcext:value-type="string">
            <text:p>C</text:p>
          </table:table-cell>
          <table:table-cell table:style-name="ce160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21];[$'mode d''emploi'.C6:$'mode d''emploi'.C10]) + SUMIF([$'mode d''emploi'.E6:$'mode d''emploi'.E10];[.C21];[$'mode d''emploi'.G6:$'mode d''emploi'.G10]))/2" office:value-type="float" office:value="10" calcext:value-type="float">
            <text:p>10</text:p>
          </table:table-cell>
          <table:table-cell table:style-name="ce112" table:number-columns-repeated="1020"/>
        </table:table-row>
        <table:table-row table:style-name="ro14">
          <table:table-cell table:style-name="ce85" office:value-type="string" calcext:value-type="string">
            <text:p>AC26.03 | Mobiliser les compétences interpersonnelles pour travailler dans une équipe informatique</text:p>
          </table:table-cell>
          <table:table-cell table:style-name="ce160" table:content-validation-name="val2" office:value-type="string" calcext:value-type="string">
            <text:p>D</text:p>
          </table:table-cell>
          <table:table-cell table:style-name="ce160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22];[$'mode d''emploi'.C6:$'mode d''emploi'.C10]) + SUMIF([$'mode d''emploi'.E6:$'mode d''emploi'.E10];[.C22];[$'mode d''emploi'.G6:$'mode d''emploi'.G10]))/2" office:value-type="float" office:value="7" calcext:value-type="float">
            <text:p>7</text:p>
          </table:table-cell>
          <table:table-cell table:number-columns-repeated="1020"/>
        </table:table-row>
        <table:table-row table:style-name="ro15">
          <table:table-cell table:style-name="ce85" office:value-type="string" calcext:value-type="string">
            <text:p>AC26.04 | Rendre compte de son activité professionnelle</text:p>
          </table:table-cell>
          <table:table-cell table:style-name="ce160" table:content-validation-name="val2" office:value-type="string" calcext:value-type="string">
            <text:p>A</text:p>
          </table:table-cell>
          <table:table-cell table:style-name="ce160" table:content-validation-name="val3" office:value-type="string" calcext:value-type="string">
            <text:p>A</text:p>
          </table:table-cell>
          <table:table-cell table:style-name="ce126" table:formula="of:=(SUMIF([$'mode d''emploi'.A6:$'mode d''emploi'.A10];[.B23];[$'mode d''emploi'.C6:$'mode d''emploi'.C10]) + SUMIF([$'mode d''emploi'.E6:$'mode d''emploi'.E10];[.C23];[$'mode d''emploi'.G6:$'mode d''emploi'.G10]))/2" office:value-type="float" office:value="16" calcext:value-type="float">
            <text:p>16</text:p>
          </table:table-cell>
          <table:table-cell table:number-columns-repeated="1020"/>
        </table:table-row>
        <table:table-row table:style-name="ro9">
          <table:table-cell table:style-name="ce99" office:value-type="string" calcext:value-type="string" table:number-columns-spanned="4" table:number-rows-spanned="1">
            <text:p>S4</text:p>
          </table:table-cell>
          <table:covered-table-cell table:style-name="ce160" table:content-validation-name="val2"/>
          <table:covered-table-cell table:style-name="ce160" table:content-validation-name="val3" office:value-type="string" calcext:value-type="string">
            <text:p>A</text:p>
          </table:covered-table-cell>
          <table:covered-table-cell table:style-name="ce127"/>
          <table:table-cell table:style-name="ce136" table:number-columns-repeated="1020"/>
        </table:table-row>
        <table:table-row table:style-name="ro9">
          <table:table-cell table:style-name="ce100" office:value-type="string" calcext:value-type="string" table:number-columns-spanned="4" table:number-rows-spanned="1">
            <text:p>Compétence 1 : <text:s/>“Partir des exigences et aller jusqu’à une application complète”</text:p>
          </table:table-cell>
          <table:covered-table-cell table:style-name="ce160" table:content-validation-name="val2" office:value-type="string" calcext:value-type="string">
            <text:p>A</text:p>
          </table:covered-table-cell>
          <table:covered-table-cell table:style-name="ce160" table:content-validation-name="val3" office:value-type="string" calcext:value-type="string">
            <text:p>A</text:p>
          </table:covered-table-cell>
          <table:covered-table-cell table:style-name="ce128"/>
          <table:table-cell table:number-columns-repeated="1020"/>
        </table:table-row>
        <table:table-row table:style-name="ro9">
          <table:table-cell table:style-name="ce101" office:value-type="string" calcext:value-type="string">
            <text:p>AC21.04 | Vérifier et valider la qualité de l’application par les tests</text:p>
          </table:table-cell>
          <table:table-cell table:style-name="ce160" table:content-validation-name="val2" office:value-type="string" calcext:value-type="string">
            <text:p>E</text:p>
          </table:table-cell>
          <table:table-cell table:style-name="ce160" table:content-validation-name="val3" office:value-type="string" calcext:value-type="string">
            <text:p>E</text:p>
          </table:table-cell>
          <table:table-cell table:style-name="ce126" table:formula="of:=(SUMIF([$'mode d''emploi'.A6:$'mode d''emploi'.A10];[.B26];[$'mode d''emploi'.C6:$'mode d''emploi'.C10]) + SUMIF([$'mode d''emploi'.E6:$'mode d''emploi'.E10];[.C26];[$'mode d''emploi'.G6:$'mode d''emploi'.G10]))/2" office:value-type="float" office:value="4" calcext:value-type="float">
            <text:p>4</text:p>
          </table:table-cell>
          <table:table-cell table:style-name="ce139" table:number-columns-repeated="1020"/>
        </table:table-row>
        <table:table-row table:style-name="ro9">
          <table:table-cell table:style-name="ce147" office:value-type="string" calcext:value-type="string" table:number-columns-spanned="4" table:number-rows-spanned="1">
            <text:p>Compétence 2 : “Sélectionner les algorithmes adéquats pour répondre à un problème donné”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0" table:formula="of:=(SUMIF([$'mode d''emploi'.A27:$'mode d''emploi'.A31];[.B27];[$'mode d''emploi'.C27:$'mode d''emploi'.C31]) + SUMIF([$'mode d''emploi'.E27:$'mode d''emploi'.E31];[.C27];[$'mode d''emploi'.G27:$'mode d''emploi'.G31]))/2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16">
          <table:table-cell table:style-name="ce104" office:value-type="string" calcext:value-type="string">
            <text:p>AC22.02 | Utiliser des techniques algorithmiques adaptées pour des problèmes complexes (par ex. recherche opérationnelle, méthodes arborescentes, optimisation globale, intelligence artificielle…)</text:p>
          </table:table-cell>
          <table:table-cell table:style-name="ce163" table:content-validation-name="val2" office:value-type="string" calcext:value-type="string">
            <text:p>B</text:p>
          </table:table-cell>
          <table:table-cell table:style-name="ce163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28];[$'mode d''emploi'.C6:$'mode d''emploi'.C10]) + SUMIF([$'mode d''emploi'.E6:$'mode d''emploi'.E10];[.C28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17">
          <table:table-cell table:style-name="ce104" office:value-type="string" calcext:value-type="string">
            <text:p>AC22.03 | Comprendre les enjeux et moyens de sécurisation des données et du code</text:p>
          </table:table-cell>
          <table:table-cell table:style-name="ce163" table:content-validation-name="val2" office:value-type="string" calcext:value-type="string">
            <text:p>C</text:p>
          </table:table-cell>
          <table:table-cell table:style-name="ce163" table:content-validation-name="val3" office:value-type="string" calcext:value-type="string">
            <text:p>C</text:p>
          </table:table-cell>
          <table:table-cell table:style-name="ce126" table:formula="of:=(SUMIF([$'mode d''emploi'.A6:$'mode d''emploi'.A10];[.B29];[$'mode d''emploi'.C6:$'mode d''emploi'.C10]) + SUMIF([$'mode d''emploi'.E6:$'mode d''emploi'.E10];[.C29];[$'mode d''emploi'.G6:$'mode d''emploi'.G10]))/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AC22.04 | Évaluer l’impact environnemental et sociétal des solutions proposées</text:p>
          </table:table-cell>
          <table:table-cell table:style-name="ce163" table:content-validation-name="val2" office:value-type="string" calcext:value-type="string">
            <text:p>D</text:p>
          </table:table-cell>
          <table:table-cell table:style-name="ce163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30];[$'mode d''emploi'.C6:$'mode d''emploi'.C10]) + SUMIF([$'mode d''emploi'.E6:$'mode d''emploi'.E10];[.C30];[$'mode d''emploi'.G6:$'mode d''emploi'.G10]))/2"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147" office:value-type="string" calcext:value-type="string" table:number-columns-spanned="4" table:number-rows-spanned="1">
            <text:p>Compétence 3: “Déployer des services dans une architecture réseau”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1"/>
          <table:table-cell table:number-columns-repeated="1020"/>
        </table:table-row>
        <table:table-row table:style-name="ro1">
          <table:table-cell table:style-name="ce105" office:value-type="string" calcext:value-type="string">
            <text:p>AC23.03 | Sécuriser les services et données d’un système</text:p>
          </table:table-cell>
          <table:table-cell table:style-name="ce163" table:content-validation-name="val2" office:value-type="string" calcext:value-type="string">
            <text:p>E</text:p>
          </table:table-cell>
          <table:table-cell table:style-name="ce163" table:content-validation-name="val3" office:value-type="string" calcext:value-type="string">
            <text:p>E</text:p>
          </table:table-cell>
          <table:table-cell table:style-name="ce126" table:formula="of:=(SUMIF([$'mode d''emploi'.A6:$'mode d''emploi'.A10];[.B32];[$'mode d''emploi'.C6:$'mode d''emploi'.C10]) + SUMIF([$'mode d''emploi'.E6:$'mode d''emploi'.E10];[.C32];[$'mode d''emploi'.G6:$'mode d''emploi'.G10]))/2" office:value-type="float" office:value="4" calcext:value-type="float">
            <text:p>4</text:p>
          </table:table-cell>
          <table:table-cell table:number-columns-repeated="1020"/>
        </table:table-row>
        <table:table-row table:style-name="ro18">
          <table:table-cell table:style-name="ce147" office:value-type="string" calcext:value-type="string" table:number-columns-spanned="4" table:number-rows-spanned="1">
            <text:p>Compétence 4: “Optimiser une base de données, interagir avec une application et mettre en œuvre la sécurité”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1"/>
          <table:table-cell table:number-columns-repeated="1020"/>
        </table:table-row>
        <table:table-row table:style-name="ro1">
          <table:table-cell table:style-name="ce107" office:value-type="string" calcext:value-type="string">
            <text:p>AC24.01 | Optimiser les modèles de données de l’entreprise</text:p>
          </table:table-cell>
          <table:table-cell table:style-name="ce163" table:content-validation-name="val2" office:value-type="string" calcext:value-type="string">
            <text:p>B</text:p>
          </table:table-cell>
          <table:table-cell table:style-name="ce163" table:content-validation-name="val3" office:value-type="string" calcext:value-type="string">
            <text:p>B</text:p>
          </table:table-cell>
          <table:table-cell table:style-name="ce126" table:formula="of:=(SUMIF([$'mode d''emploi'.A6:$'mode d''emploi'.A10];[.B34];[$'mode d''emploi'.C6:$'mode d''emploi'.C10]) + SUMIF([$'mode d''emploi'.E6:$'mode d''emploi'.E10];[.C34];[$'mode d''emploi'.G6:$'mode d''emploi'.G10]))/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7" office:value-type="string" calcext:value-type="string">
            <text:p>AC24.02 | Assurer la sécurité des données (intégrité et confidentialité)</text:p>
          </table:table-cell>
          <table:table-cell table:style-name="ce163" table:content-validation-name="val2" office:value-type="string" calcext:value-type="string">
            <text:p>D</text:p>
          </table:table-cell>
          <table:table-cell table:style-name="ce163" table:content-validation-name="val3" office:value-type="string" calcext:value-type="string">
            <text:p>D</text:p>
          </table:table-cell>
          <table:table-cell table:style-name="ce126" table:formula="of:=(SUMIF([$'mode d''emploi'.A6:$'mode d''emploi'.A10];[.B35];[$'mode d''emploi'.C6:$'mode d''emploi'.C10]) + SUMIF([$'mode d''emploi'.E6:$'mode d''emploi'.E10];[.C35];[$'mode d''emploi'.G6:$'mode d''emploi'.G10]))/2" office:value-type="float" office:value="7" calcext:value-type="float">
            <text:p>7</text:p>
          </table:table-cell>
          <table:table-cell table:number-columns-repeated="1020"/>
        </table:table-row>
        <table:table-row table:style-name="ro19">
          <table:table-cell table:style-name="ce147" office:value-type="string" calcext:value-type="string" table:number-columns-spanned="4" table:number-rows-spanned="1">
            <text:p>Compétence 5: “Appliquer une démarche de suivi de projet en fonction des besoins métiers des clients et des utilisateurs”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47"/>
          <table:table-cell table:number-columns-repeated="1020"/>
        </table:table-row>
        <table:table-row table:style-name="ro1">
          <table:table-cell table:style-name="ce108" office:value-type="string" calcext:value-type="string">
            <text:p>AC25.02 | Formaliser les besoins du client et de l’utilisateur</text:p>
          </table:table-cell>
          <table:table-cell table:style-name="ce123" office:value-type="string" calcext:value-type="string" table:number-columns-spanned="3" table:number-rows-spanned="3">
            <text:p>Vu en S3</text:p>
          </table: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2" table:formula="of:=(SUMIF([$'mode d''emploi'.A6:$'mode d''emploi'.A10];[.B22];[$'mode d''emploi'.C6:$'mode d''emploi'.C10]) + SUMIF([$'mode d''emploi'.E6:$'mode d''emploi'.E10];[.C22];[$'mode d''emploi'.G6:$'mode d''emploi'.G10]))/2" office:value-type="float" office:value="7" calcext:value-type="float">
            <text:p>7</text:p>
          </table:covered-table-cell>
          <table:table-cell table:style-name="ce139" table:number-columns-repeated="1020"/>
        </table:table-row>
        <table:table-row table:style-name="ro1">
          <table:table-cell table:style-name="ce109" office:value-type="string" calcext:value-type="string">
            <text:p>AC25.03 | Identifier les critères de faisabilité d’un projet informatique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3" table:formula="of:=(SUMIF([$'mode d''emploi'.A6:$'mode d''emploi'.A10];[.B22];[$'mode d''emploi'.C6:$'mode d''emploi'.C10]) + SUMIF([$'mode d''emploi'.E6:$'mode d''emploi'.E10];[.C22];[$'mode d''emploi'.G6:$'mode d''emploi'.G10]))/2" office:value-type="float" office:value="7" calcext:value-type="float">
            <text:p>7</text:p>
          </table:covered-table-cell>
          <table:table-cell table:number-columns-repeated="1020"/>
        </table:table-row>
        <table:table-row table:style-name="ro1">
          <table:table-cell table:style-name="ce109" office:value-type="string" calcext:value-type="string">
            <text:p>AC25.04 | Définir et mettre en œuvre une démarche de suivi de projet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3" table:formula="of:=(SUMIF([$'mode d''emploi'.A6:$'mode d''emploi'.A10];[.B22];[$'mode d''emploi'.C6:$'mode d''emploi'.C10]) + SUMIF([$'mode d''emploi'.E6:$'mode d''emploi'.E10];[.C22];[$'mode d''emploi'.G6:$'mode d''emploi'.G10]))/2" office:value-type="float" office:value="7" calcext:value-type="float">
            <text:p>7</text:p>
          </table:covered-table-cell>
          <table:table-cell table:number-columns-repeated="1020"/>
        </table:table-row>
        <table:table-row table:style-name="ro11">
          <table:table-cell table:style-name="ce147" office:value-type="string" calcext:value-type="string" table:number-columns-spanned="4" table:number-rows-spanned="1">
            <text:p>Compétence 6: “Situer son rôle et ses missions au sein d’une équipe informatique”</text:p>
          </table:table-cell>
          <table:covered-table-cell table:style-name="ce163" table:content-validation-name="val2" office:value-type="string" calcext:value-type="string">
            <text:p>A</text:p>
          </table:covered-table-cell>
          <table:covered-table-cell table:style-name="ce163" table:content-validation-name="val3" office:value-type="string" calcext:value-type="string">
            <text:p>A</text:p>
          </table:covered-table-cell>
          <table:covered-table-cell table:style-name="ce131"/>
          <table:table-cell table:number-columns-repeated="1020"/>
        </table:table-row>
        <table:table-row table:style-name="ro6">
          <table:table-cell table:style-name="ce110" office:value-type="string" calcext:value-type="string">
            <text:p>AC26.02 | Appliquer une démarche pour intégrer une équipe informatique au sein d’une organisation</text:p>
          </table:table-cell>
          <table:table-cell table:style-name="ce123" office:value-type="string" calcext:value-type="string" table:number-columns-spanned="3" table:number-rows-spanned="3">
            <text:p>Vu en S3</text:p>
          </table:table-cell>
          <table:covered-table-cell table:style-name="ce163" table:content-validation-name="val3"/>
          <table:covered-table-cell table:style-name="ce133"/>
          <table:table-cell table:number-columns-repeated="1020"/>
        </table:table-row>
        <table:table-row table:style-name="ro6">
          <table:table-cell table:style-name="ce110" office:value-type="string" calcext:value-type="string">
            <text:p>AC26.03 | Mobiliser les compétences interpersonnelles pour travailler dans une équipe informatique</text:p>
          </table:table-cell>
          <table:covered-table-cell table:style-name="ce163" table:content-validation-name="val2"/>
          <table:covered-table-cell table:style-name="ce163" table:content-validation-name="val3"/>
          <table:covered-table-cell table:style-name="ce133"/>
          <table:table-cell table:number-columns-repeated="1020"/>
        </table:table-row>
        <table:table-row table:style-name="ro1">
          <table:table-cell table:style-name="ce110" office:value-type="string" calcext:value-type="string">
            <text:p>AC26.04 | Rendre compte de son activité professionnelle</text:p>
          </table:table-cell>
          <table:covered-table-cell table:style-name="ce163" table:content-validation-name="val2"/>
          <table:covered-table-cell table:style-name="ce163" table:content-validation-name="val3"/>
          <table:covered-table-cell table:style-name="ce133"/>
          <table:table-cell table:number-columns-repeated="1020"/>
        </table:table-row>
        <table:table-row table:style-name="ro20">
          <table:table-cell table:style-name="ce111" office:value-type="string" calcext:value-type="string">
            <text:p>Moyenne AC</text:p>
          </table:table-cell>
          <table:table-cell table:style-name="ce124" office:value-type="string" calcext:value-type="string">
            <text:p>Coef : 10</text:p>
          </table:table-cell>
          <table:table-cell table:style-name="ce124"/>
          <table:table-cell table:style-name="ce124" table:formula="of:= (LARGE([.D34:.D35]~[.D32]~[.D30]~[.D29]~[.D28]~[.D26]~[.D23]~[.D22]~[.D21]~[.D19]~[.D18]~[.D17]~[.D12]~[.D11]~[.D9]~[.D7]~[.D6]~[.D5]~[.D14]~[.D15];1) + LARGE([.D34:.D35]~[.D32]~[.D30]~[.D29]~[.D28]~[.D26]~[.D23]~[.D22]~[.D21]~[.D19]~[.D18]~[.D17]~[.D12]~[.D11]~[.D9]~[.D7]~[.D6]~[.D5]~[.D14]~[.D15];2) + LARGE([.D34:.D35]~[.D32]~[.D30]~[.D29]~[.D28]~[.D26]~[.D23]~[.D22]~[.D21]~[.D19]~[.D18]~[.D17]~[.D12]~[.D11]~[.D9]~[.D7]~[.D6]~[.D5]~[.D14]~[.D15];3) +LARGE([.D34:.D35]~[.D32]~[.D30]~[.D29]~[.D28]~[.D26]~[.D23]~[.D22]~[.D21]~[.D19]~[.D18]~[.D17]~[.D12]~[.D11]~[.D9]~[.D7]~[.D6]~[.D5]~[.D14]~[.D15];4) ) /4" office:value-type="float" office:value="15.25" calcext:value-type="float">
            <text:p>15,25</text:p>
          </table:table-cell>
          <table:table-cell table:number-columns-repeated="1020"/>
        </table:table-row>
        <table:table-row table:style-name="ro2" table:number-rows-repeated="5">
          <table:table-cell table:style-name="ce112" table:number-columns-repeated="4"/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 d'emploi" table:style-name="ta1">
        <table:table-column table:style-name="co14" table:default-cell-style-name="ce179"/>
        <table:table-column table:style-name="co15" table:default-cell-style-name="ce179"/>
        <table:table-column table:style-name="co3" table:default-cell-style-name="ce179"/>
        <table:table-column table:style-name="co16" table:default-cell-style-name="ce194"/>
        <table:table-column table:style-name="co17" table:default-cell-style-name="ce179"/>
        <table:table-column table:style-name="co18" table:default-cell-style-name="ce179"/>
        <table:table-column table:style-name="co3" table:number-columns-repeated="1018" table:default-cell-style-name="ce179"/>
        <table:table-row table:style-name="ro21">
          <table:table-cell table:number-columns-repeated="1024"/>
        </table:table-row>
        <table:table-row table:style-name="ro21">
          <table:table-cell table:style-name="ce143" office:value-type="string" calcext:value-type="string" table:number-columns-spanned="7" table:number-rows-spanned="1">
            <text:p>Apprentissages critiques (AC)</text:p>
          </table:table-cell>
          <table:covered-table-cell table:number-columns-repeated="2" table:style-name="ce161"/>
          <table:covered-table-cell/>
          <table:covered-table-cell table:number-columns-repeated="3" table:style-name="ce161"/>
          <table:table-cell table:number-columns-repeated="1017"/>
        </table:table-row>
        <table:table-row table:style-name="ro21">
          <table:table-cell table:style-name="ce144" table:number-columns-spanned="7" table:number-rows-spanned="1"/>
          <table:covered-table-cell table:number-columns-repeated="6"/>
          <table:table-cell table:number-columns-repeated="1017"/>
        </table:table-row>
        <table:table-row table:style-name="ro21">
          <table:table-cell table:style-name="ce184" office:value-type="string" calcext:value-type="string" table:number-columns-spanned="3" table:number-rows-spanned="1">
            <text:p>Compréhension de l’AC</text:p>
          </table:table-cell>
          <table:covered-table-cell table:number-columns-repeated="2" table:style-name="ce189"/>
          <table:table-cell table:style-name="ce196"/>
          <table:table-cell table:style-name="ce184" office:value-type="string" calcext:value-type="string" table:number-columns-spanned="3" table:number-rows-spanned="1">
            <text:p>Illustration de l’AC par des situations et savoirs à l’IUT et en entreprise</text:p>
          </table:table-cell>
          <table:covered-table-cell table:number-columns-repeated="2" table:style-name="ce189"/>
          <table:table-cell table:number-columns-repeated="1017"/>
        </table:table-row>
        <table:table-row table:style-name="ro20"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style-name="ce196"/>
          <table:table-cell table:style-name="ce185" office:value-type="string" calcext:value-type="string">
            <text:p>Note</text:p>
          </table:table-cell>
          <table:table-cell table:style-name="ce185" office:value-type="string" calcext:value-type="string">
            <text:p>Explication</text:p>
          </table:table-cell>
          <table:table-cell table:style-name="ce185" office:value-type="string" calcext:value-type="string">
            <text:p>Équivalent /20</text:p>
          </table:table-cell>
          <table:table-cell table:number-columns-repeated="1017"/>
        </table:table-row>
        <table:table-row table:style-name="ro21"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Recopie de l’intitulé de l’AC</text:p>
          </table:table-cell>
          <table:table-cell table:style-name="ce186" office:value-type="float" office:value="4" calcext:value-type="float">
            <text:p>4</text:p>
          </table:table-cell>
          <table:table-cell table:style-name="ce196"/>
          <table:table-cell table:style-name="ce186" office:value-type="string" calcext:value-type="string">
            <text:p>E</text:p>
          </table:table-cell>
          <table:table-cell table:style-name="ce186" office:value-type="string" calcext:value-type="string">
            <text:p>pas d’illustration</text:p>
          </table:table-cell>
          <table:table-cell table:style-name="ce186" office:value-type="float" office:value="4" calcext:value-type="float">
            <text:p>4</text:p>
          </table:table-cell>
          <table:table-cell table:number-columns-repeated="1017"/>
        </table:table-row>
        <table:table-row table:style-name="ro22"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Paraphrase l’intitulé de l’AC</text:p>
          </table:table-cell>
          <table:table-cell table:style-name="ce186" office:value-type="float" office:value="7" calcext:value-type="float">
            <text:p>7</text:p>
          </table:table-cell>
          <table:table-cell table:style-name="ce196"/>
          <table:table-cell table:style-name="ce186" office:value-type="string" calcext:value-type="string">
            <text:p>D</text:p>
          </table:table-cell>
          <table:table-cell table:style-name="ce186" office:value-type="string" calcext:value-type="string">
            <text:p>Exemples de situations anecdotiques mettant en jeu l’AC</text:p>
          </table:table-cell>
          <table:table-cell table:style-name="ce186" office:value-type="float" office:value="7" calcext:value-type="float">
            <text:p>7</text:p>
          </table:table-cell>
          <table:table-cell table:number-columns-repeated="1017"/>
        </table:table-row>
        <table:table-row table:style-name="ro20"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Explique brièvement l’AC </text:p>
          </table:table-cell>
          <table:table-cell table:style-name="ce186" office:value-type="float" office:value="10" calcext:value-type="float">
            <text:p>10</text:p>
          </table:table-cell>
          <table:table-cell table:style-name="ce196"/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Mise en relation avec des ressources IUT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1017"/>
        </table:table-row>
        <table:table-row table:style-name="ro20"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L’AC est bien expliqué, l’étudiant s’est approprié l’AC et donne des exemples pertinents</text:p>
          </table:table-cell>
          <table:table-cell table:style-name="ce186" office:value-type="float" office:value="13" calcext:value-type="float">
            <text:p>13</text:p>
          </table:table-cell>
          <table:table-cell table:style-name="ce196"/>
          <table:table-cell table:style-name="ce186" office:value-type="string" calcext:value-type="string">
            <text:p>B</text:p>
          </table:table-cell>
          <table:table-cell table:style-name="ce186" office:value-type="string" calcext:value-type="string">
            <text:p>Mise en relation avec des ressources IUT et des situations en entreprise</text:p>
          </table:table-cell>
          <table:table-cell table:style-name="ce186" office:value-type="float" office:value="13" calcext:value-type="float">
            <text:p>13</text:p>
          </table:table-cell>
          <table:table-cell table:number-columns-repeated="1017"/>
        </table:table-row>
        <table:table-row table:style-name="ro23"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l’étudiant comprend et explique l’AC à travers des exemples pertinents et en la mettant en perspective dans le programme</text:p>
          </table:table-cell>
          <table:table-cell table:style-name="ce186" office:value-type="float" office:value="16" calcext:value-type="float">
            <text:p>16</text:p>
          </table:table-cell>
          <table:table-cell table:style-name="ce196"/>
          <table:table-cell table:style-name="ce186" office:value-type="string" calcext:value-type="string">
            <text:p>A</text:p>
          </table:table-cell>
          <table:table-cell table:style-name="ce186" office:value-type="string" calcext:value-type="string">
            <text:p>Mise en relation avec des ressources IUT et des situations en entreprise, comparaison entre les deux et mise en perspective avec la suite des apprentissages</text:p>
          </table:table-cell>
          <table:table-cell table:style-name="ce186" office:value-type="float" office:value="16" calcext:value-type="float">
            <text:p>16</text:p>
          </table:table-cell>
          <table:table-cell table:number-columns-repeated="1017"/>
        </table:table-row>
        <table:table-row table:style-name="ro21" table:number-rows-repeated="4">
          <table:table-cell table:number-columns-repeated="1024"/>
        </table:table-row>
        <table:table-row table:style-name="ro21">
          <table:table-cell table:style-name="ce188" office:value-type="string" calcext:value-type="string" table:number-columns-spanned="6" table:number-rows-spanned="1">
            <text:p>Note entreprise</text:p>
          </table:table-cell>
          <table:covered-table-cell table:number-columns-repeated="2" table:style-name="ce193"/>
          <table:covered-table-cell table:style-name="ce197"/>
          <table:covered-table-cell table:number-columns-repeated="2" table:style-name="ce193"/>
          <table:table-cell table:style-name="ce193"/>
          <table:table-cell table:number-columns-repeated="1017"/>
        </table:table-row>
        <table:table-row table:style-name="ro21">
          <table:table-cell table:style-name="ce186" office:value-type="string" calcext:value-type="string">
            <text:p>E</text:p>
          </table:table-cell>
          <table:table-cell table:style-name="ce186" office:value-type="string" calcext:value-type="string" table:number-columns-spanned="5" table:number-rows-spanned="1">
            <text:p>L’apprenti·e n’a pas le niveau attendu pour un BUT 2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-1" calcext:value-type="float">
            <text:p>-1</text:p>
          </table:table-cell>
          <table:table-cell table:number-columns-repeated="1017"/>
        </table:table-row>
        <table:table-row table:style-name="ro24">
          <table:table-cell table:style-name="ce186" office:value-type="string" calcext:value-type="string">
            <text:p>D</text:p>
          </table:table-cell>
          <table:table-cell table:style-name="ce186" office:value-type="string" calcext:value-type="string" table:number-columns-spanned="5" table:number-rows-spanned="1">
            <text:p>L’apprenti·e avait un niveau satisfaisant à l’arrivée en entreprise mais n’a pas progressé de manière significative au cours de l’année.</text:p>
            <text:p><text:span text:style-name="T1">L’étudiant·e</text:span> exécute correctement les tâches qui lui sont confiées si elles sont décrites précisément et a besoin d’un accompagnement extrêmement régulier.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0" calcext:value-type="float">
            <text:p>0</text:p>
          </table:table-cell>
          <table:table-cell table:number-columns-repeated="1017"/>
        </table:table-row>
        <table:table-row table:style-name="ro25">
          <table:table-cell table:style-name="ce186" office:value-type="string" calcext:value-type="string">
            <text:p>C</text:p>
          </table:table-cell>
          <table:table-cell table:style-name="ce186" office:value-type="string" calcext:value-type="string" table:number-columns-spanned="5" table:number-rows-spanned="1">
            <text:p>L’apprenti·e avait un niveau satisfaisant à l’arrivée en entreprise et a su progresser de manière significative au cours de l’année pour arriver à un niveau technicien·ne junior.</text:p>
            <text:p/>
            <text:p>L’étudiant·e exécute correctement les tâches qui lui sont confiées de manière raisonnablement autonome et fait preuve d’initiative pour comprendre le besoin et compléter le cahier des charges.</text:p>
            <text:p>C’est un élément efficace de l’équipe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1" calcext:value-type="float">
            <text:p>1</text:p>
          </table:table-cell>
          <table:table-cell table:number-columns-repeated="1017"/>
        </table:table-row>
        <table:table-row table:style-name="ro26">
          <table:table-cell table:style-name="ce186" office:value-type="string" calcext:value-type="string">
            <text:p>B</text:p>
          </table:table-cell>
          <table:table-cell table:style-name="ce186" office:value-type="string" calcext:value-type="string" table:number-columns-spanned="5" table:number-rows-spanned="1">
            <text:p>L’apprenti·e avait un niveau satisfaisant voire bon à l’arrivée en entreprise et a su progresser de manière significative au cours de l’année jusqu’à dépasser les attentes. Il/elle se voit confier des missions de technicien·ne senior voire d’ingénieur·e.</text:p>
            <text:p/>
            <text:p>L’étudiant·e va au-delà des tâches confiées par l’entreprise et fait preuve d’initiatives pour anticiper les besoins sur sa mission.</text:p>
            <text:p>C’est un élément important et moteur de l’équipe,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2.5" calcext:value-type="float">
            <text:p>2,5</text:p>
          </table:table-cell>
          <table:table-cell table:number-columns-repeated="1017"/>
        </table:table-row>
        <table:table-row table:style-name="ro27">
          <table:table-cell table:style-name="ce186" office:value-type="string" calcext:value-type="string">
            <text:p>A</text:p>
          </table:table-cell>
          <table:table-cell table:style-name="ce186" office:value-type="string" calcext:value-type="string" table:number-columns-spanned="5" table:number-rows-spanned="1">
            <text:p><text:span text:style-name="T2">L’apprenti·e avait un très bon niveau à l’arrivée en entreprise et a su progresser de manière significative au cours de l’année jusqu’à dépasser les attentes. Il/elle se voit confier des missions d’ingénieur·e senior, de maîtrise de projet et des responsabilités hors du cadre informatique de sa mission.</text:span></text:p>
            <text:p/>
            <text:p><text:span text:style-name="T1">L’étudiant·e va au-delà des tâches confiées par l’entreprise et fait preuve d’initiatives pour anticiper les besoins sur sa mission et plus globalement sur les choix de l’entreprise.</text:span></text:p>
            <text:p><text:span text:style-name="T1">C’est maintenant un élément indispensable de l’équipe.</text:span></text:p>
          </table:table-cell>
          <table:covered-table-cell table:style-name="ce186"/>
          <table:covered-table-cell table:style-name="ce197"/>
          <table:covered-table-cell table:number-columns-repeated="2" table:style-name="ce186"/>
          <table:table-cell table:style-name="ce186" office:value-type="float" office:value="4" calcext:value-type="float">
            <text:p>4</text:p>
          </table:table-cell>
          <table:table-cell table:number-columns-repeated="1017"/>
        </table:table-row>
        <table:table-row table:style-name="ro21" table:number-rows-repeated="104855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Times New Roman1" svg:font-family="'Times New Roman1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loext:min-decimal-places="2" number:min-integer-digits="1" number:grouping="true"/>
      <number:text> DM</number:text>
    </number:number-style>
    <number:number-style style:name="N10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08P0"/>
    </number:number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DM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2P0"/>
    </number:number-style>
    <number:number-style style:name="N116P0" style:volatile="true">
      <number:number number:decimal-places="0" loext:min-decimal-places="0" number:min-integer-digits="1" number:grouping="true"/>
      <number:text> DM </number:text>
    </number:number-style>
    <number:number-style style:name="N116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16P2" style:volatile="true">
      <number:text> - DM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  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20P2" style:volatile="true">
      <number:text> - 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number number:decimal-places="2" loext:min-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2" loext:min-decimal-places="2" number:min-integer-digits="1" number:grouping="true"/>
      <number:text> DM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31P2" style:volatile="true">
      <number:text>-</number:text>
      <number:number number:decimal-places="0" loext:min-decimal-places="0" number:min-integer-digits="0"/>
      <number:text> DM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 number:decimal-places="1"/>
    </number:time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date-style style:name="N142">
      <number:day number:style="long"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number number:decimal-places="0" loext:min-decimal-places="0" number:min-integer-digits="1" number:grouping="true"/>
      <number:text>   </number:text>
    </number:number-style>
    <number:number-style style:name="N14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number-style style:name="N1011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5P0"/>
    </number:number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2:31:12.057256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4:20:13.651949911</meta:creation-date>
    <dc:date>2024-04-02T12:36:31.301995947</dc:date>
    <meta:editing-duration>PT4H28M5S</meta:editing-duration>
    <meta:editing-cycles>104</meta:editing-cycles>
    <meta:generator>LibreOffice/6.4.7.2$Linux_X86_64 LibreOffice_project/40$Build-2</meta:generator>
    <meta:document-statistic meta:table-count="5" meta:cell-count="338" meta:object-count="0"/>
  </office:meta>
</office:document-meta>
</file>